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037c"/>
    </style:style>
    <style:style style:name="P2" style:family="paragraph" style:parent-style-name="Standard">
      <style:paragraph-properties fo:text-align="start" style:justify-single-word="false"/>
      <style:text-properties officeooo:paragraph-rsid="0001037c"/>
    </style:style>
    <style:style style:name="P3" style:family="paragraph" style:parent-style-name="Standard">
      <style:paragraph-properties fo:text-align="start" style:justify-single-word="false"/>
      <style:text-properties officeooo:rsid="0001037c" officeooo:paragraph-rsid="000103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037c"/>
    </style:style>
    <style:style style:name="T3" style:family="text">
      <style:text-properties officeooo:rsid="0002a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rmataBoard</text:span></text:p>
      <text:p text:style-name="P1"><text:span text:style-name="T1"/></text:p>
      <text:p text:style-name="P2">It is a Lazarus client in the form of a package of components to manage devices compatible with ConfigurableFirmata.</text:p>
      <text:p text:style-name="P2"/>
      <text:p text:style-name="P2">Beta 0.1 version</text:p>
      <text:p text:style-name="P2"/>
      <text:p text:style-name="P2">The TTask component (formerly TTasks) has been changed considerably, also affecting TBoard and the associated examples.</text:p>
      <text:p text:style-name="P2"/>
      <text:p text:style-name="P2">In the project of FirmataAccelStepper I had to make a small change in the source code of ConfigurableFirmata (see in the description of the component <text:span text:style-name="T2">TAccelStepper</text:span>) until the inconsistency of the Stop function is repaired, <text:span text:style-name="T2">because the current implementation is defective and there is not an agreement</text:span> <text:span text:style-name="T2">on </text:span>how it should be implemented. <text:span text:style-name="T2">I have chosen a</text:span> Stop function with deceleration.</text:p>
      <text:p text:style-name="P2"/>
      <text:p text:style-name="P3">There is another inconsistency, TEncoder ConfigurableFirmata pin’s capabilities only inform about interrupt pins not about all capable pins.</text:p>
      <text:p text:style-name="P3"/>
      <text:p text:style-name="P2">Once the firmataboard.lpk package is installed in Lazarus, there will be a series of new components under the Firmata tab, these new components are TBoard, TPin, TTasks, TOneWire, TI2C, TAccelStepper, TAccelStepperGroup, TSerial, TServo and TEncoder.</text:p>
      <text:p text:style-name="P2"/>
      <text:p text:style-name="P3"><text:span text:style-name="T3">At this moment</text:span> only a few of them have been tes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55:17.234891187</meta:creation-date>
    <dc:date>2019-03-12T17:10:30.976396259</dc:date>
    <meta:editing-duration>PT4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64" meta:character-count="1086" meta:non-whitespace-character-count="930"/>
  </office:meta>
</office:document-meta>
</file>